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Droid Sans Mono" fo:font-size="14pt" fo:font-weight="normal" fo:background-color="#1e1e1e" style:font-size-asian="14pt" style:font-size-complex="14pt"/>
    </style:style>
    <style:style style:name="P2" style:family="paragraph" style:parent-style-name="Standard">
      <style:text-properties fo:color="#6a9955" style:font-name="Droid Sans Mono" fo:font-size="14pt" fo:font-weight="normal" officeooo:rsid="0002e8c4" officeooo:paragraph-rsid="0002e8c4" fo:background-color="#1e1e1e" style:font-size-asian="14pt" style:font-size-complex="14pt"/>
    </style:style>
    <style:style style:name="P3" style:family="paragraph" style:parent-style-name="Standard">
      <style:text-properties fo:font-size="14pt" officeooo:rsid="0002e8c4" officeooo:paragraph-rsid="0002e8c4" style:font-size-asian="14pt" style:font-size-complex="14pt"/>
    </style:style>
    <style:style style:name="P4" style:family="paragraph" style:parent-style-name="Standard">
      <style:text-properties fo:font-size="14pt" officeooo:rsid="00039f32" officeooo:paragraph-rsid="00039f32" style:font-size-asian="14pt" style:font-size-complex="14pt"/>
    </style:style>
    <style:style style:name="T1" style:family="text">
      <style:text-properties fo:color="#dcdcaa"/>
    </style:style>
    <style:style style:name="T2" style:family="text">
      <style:text-properties fo:color="#ce9178"/>
    </style:style>
    <style:style style:name="T3" style:family="text">
      <style:text-properties fo:color="#9cdc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Question 8)</text:p>
      <text:p text:style-name="P3">to create template for ubuntu with startup script:</text:p>
      <text:p text:style-name="P4"/>
      <text:p text:style-name="P3">gcloud compute instance-templates create kishan-template --image ubuntu-1804-bionic-v20190628 --metadata-from-file startup-script=start_script.sh --image-project ubuntu-os-cloud</text:p>
      <text:p text:style-name="P3"/>
      <text:p text:style-name="P3">script file contained:</text:p>
      <text:p text:style-name="P2">#! /bin/bash</text:p>
      <text:p text:style-name="P1">apt-get update</text:p>
      <text:p text:style-name="P1">apt-get install -y apache2 stress</text:p>
      <text:p text:style-name="P1">rm /var/www/html/index.html</text:p>
      <text:p text:style-name="P1"><text:span text:style-name="T1">echo</text:span> <text:span text:style-name="T2">"&lt;html&gt;&lt;body&gt;&lt;h1&gt;Hello People&lt;/h1&gt;&lt;h2&gt;This webpage in running on intance </text:span><text:span text:style-name="T3">$HOSTNAME</text:span><text:span text:style-name="T2">&lt;/h2&gt;&lt;/body&gt;&lt;/html&gt;"</text:span> &gt;&gt; /var/www/html/index.html</text:p>
      <text:p text:style-name="P3"/>
      <text:p text:style-name="P3"/>
      <text:p text:style-name="P3">to create intance group using the template:</text:p>
      <text:p text:style-name="P3">gcloud compute instance-groups managed create kishan-instance-group --base-instance-name kishan-instance --size 1 --template kishan-template</text:p>
      <text:p text:style-name="P3"/>
      <text:p text:style-name="P3">to set autoscaling based on cpu utilisation:</text:p>
      <text:p text:style-name="P3"/>
      <text:p text:style-name="P3">gcloud compute instance-groups managed set-autoscaling kishan-instance-group1 --max-num-replicas 3 --target-cpu-utilization 0.6 --min-num-replicas 1 --cool-down-period 60 --scale-based-on-cp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15:51:56.812331806</meta:creation-date>
    <dc:date>2019-07-19T15:55:38.137741101</dc:date>
    <meta:editing-duration>PT3M41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13" meta:word-count="98" meta:character-count="899" meta:non-whitespace-character-count="825"/>
  </office:meta>
</office:document-meta>
</file>